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style:paragraph-properties fo:margin-left="0cm" fo:margin-right="0cm" fo:margin-top="0.3cm" fo:margin-bottom="0cm" fo:text-indent="0cm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Decentralized Shares<text:line-break/>by Toon Macha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ryptoshare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There exist a lot of <text:span text:style-name="T1">cryptocurrencies</text:span> on the Ethereum blockchain</text:p>
              </text:list-item>
              <text:list-item>
                <text:p>What about <text:span text:style-name="T1">cryptoshares</text:span> = ownership of an organiz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ryptoshare Concep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Company:</text:span> an organisation with multiple stakeholders</text:p>
              </text:list-item>
              <text:list-item>
                <text:p><text:span text:style-name="T1">Share:</text:span><text:span text:style-name="T2"> partial ownership of an organisation</text:span></text:p>
              </text:list-item>
              <text:list-item>
                <text:p><text:span text:style-name="T1">Shareholder:</text:span> someone who controls shares</text:p>
              </text:list-item>
              <text:list-item>
                <text:p><text:span text:style-name="T1">Exchange:</text:span> a place where shares are traded</text:p>
              </text:list-item>
              <text:list-item>
                <text:p><text:span text:style-name="T1">Scrutineer:</text:span><text:span text:style-name="T2"> a place where votes are register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lationships between Concep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Shareholders</text:span> own part of a <text:span text:style-name="T1">company</text:span> through the <text:span text:style-name="T1">shares</text:span> they hold</text:p>
              </text:list-item>
              <text:list-item>
                <text:p><text:span text:style-name="T1">Shareholders</text:span><text:span text:style-name="T2"> buy and sell </text:span><text:span text:style-name="T1">shares</text:span><text:span text:style-name="T2"> through an </text:span><text:span text:style-name="T1">exchange</text:span></text:p>
              </text:list-item>
              <text:list-item>
                <text:p><text:span text:style-name="T1">Shareholders</text:span> make important decisions through votes that are proportional to the number of <text:span text:style-name="T1">shares</text:span> they own</text:p>
              </text:list-item>
              <text:list-item>
                <text:p>A <text:span text:style-name="T1">Scrutineer</text:span><text:span text:style-name="T2"> validates decisions made by </text:span><text:span text:style-name="T1">sharehol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mportant Decis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company <text:span text:style-name="T1">issues shares</text:span> that it can <text:span text:style-name="T1">sell</text:span> on an exchange to raise funds</text:p>
              </text:list-item>
              <text:list-item>
                <text:p><text:span text:style-name="T3">A </text:span>company <text:span text:style-name="T1">repurchases its own shares</text:span> from shareholders that want to reduce their stake in the company and <text:span text:style-name="T1">may destroy</text:span> the repurchased shares</text:p>
              </text:list-item>
              <text:list-item>
                <text:p><text:span text:style-name="T3">A </text:span>company <text:span text:style-name="T1">distributes dividends</text:span><text:span text:style-name="T2"> among its shareholders</text:span></text:p>
              </text:list-item>
              <text:list-item>
                <text:p>A scrutineer may have to validate these deci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4">Company:</text:span><text:span text:style-name="T3"> </text:span>represented by an address</text:p>
              </text:list-item>
              <text:list-item>
                <text:p><text:span text:style-name="T1">Share:</text:span> an extension of ERC20 to allow the company to issue and destroy shares, to sell and buy its own shares on an exchange and to distribute dividends</text:p>
              </text:list-item>
              <text:list-item>
                <text:p><text:span text:style-name="T1">Shareholder:</text:span> represented by an address</text:p>
              </text:list-item>
              <text:list-item>
                <text:p><text:span text:style-name="T1">Exchange:</text:span><text:span text:style-name="T2"> decentralized smart contract</text:span></text:p>
              </text:list-item>
              <text:list-item>
                <text:p><text:span text:style-name="T1">Scrutineer:</text:span><text:span text:style-name="T2"> decentralized smart contra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hree Separate Smart Contrac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Smart contract for</text:p>
                <text:list>
                  <text:list-item>
                    <text:p><text:span text:style-name="T1">Shares:</text:span> just a reference smart contract, but any ERC20 token would do</text:p>
                  </text:list-item>
                  <text:list-item>
                    <text:p><text:span text:style-name="T1">Scrutineer:</text:span> just a reference smart contract that can be used by the shares smart contract to control the actions of the shares smart contract</text:p>
                  </text:list-item>
                  <text:list-item>
                    <text:p><text:span text:style-name="T1">Exchange:</text:span> crucial for trading shares and subject to more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Kinds of Exchange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Order book</text:span> exchange versus <text:span text:style-name="T1">liquidity pool</text:span> exchange</text:p>
              </text:list-item>
              <text:list-item>
                <text:p text:style-name="P1">Which one is better for traders?</text:p>
              </text:list-item>
              <text:list-item>
                <text:p text:style-name="P1">Which one is better for compan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quidity Pool Exchange - Problem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How does a <text:span text:style-name="T1">public offering</text:span> to raise money work?</text:p>
              </text:list-item>
              <text:list-item>
                <text:p text:style-name="P1">The <text:span text:style-name="T1">value of a company cannot be put in a formula</text:span>, e.g. its value may change instantly on signing a contract</text:p>
              </text:list-item>
              <text:list-item>
                <text:p text:style-name="P1">Liquidity pools suffer from <text:span text:style-name="T1">impermanent loss</text:span> with volatile assets and do not work well with non-volatile assets</text:p>
              </text:list-item>
              <text:list-item>
                <text:p text:style-name="P1"><text:span text:style-name="T1">Trades in a liquidity pool require a fee</text:span> (at least to partially offset the impermanent loss), while trades through an order book can happen without a fee (except for the gas fe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Impermanent Loss Examp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lice and Bob each have 100 X and 100 Y. <text:s/>Alice keeps her tokens in a wallet, Bob puts them in a liquidity pool.</text:p>
              </text:list-item>
              <text:list-item>
                <text:p text:style-name="P1">Initially 1*X = 1*Y, then the value of 1*Y instantly rises to 2*X</text:p>
              </text:list-item>
              <text:list-item>
                <text:p text:style-name="P1"><text:span text:style-name="T3">Traders inject X in Bob’s liquidity pool and extract Y from it until there are twice as many X as Y. <text:s/>For Bob’s liquidity pool:</text:span><text:span text:style-name="T3"><text:line-break/></text:span><text:span text:style-name="T3">X*Y = 10 000, thus Bob keeps </text:span>141.42… <text:span text:style-name="T2">X and 70</text:span>.71… Y</text:p>
              </text:list-item>
              <text:list-item>
                <text:p text:style-name="P1">The remaining value in Alice’s wallet is 300 X, the remaining value in Bob’s wallet is 282.84… X</text:p>
              </text:list-item>
              <text:list-item>
                <text:p text:style-name="P1">Bob loses 17.16 X for putting his tokens in a liquidity pool (but the traders are hap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Liquidity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Liquidity pools were invented to stimulate the amount that can be traded = liquidity</text:p>
              </text:list-item>
              <text:list-item>
                <text:p>Liquidity pools may be a solution for some, but because of its inherent problems, it is not a solution for all</text:p>
              </text:list-item>
              <text:list-item>
                <text:p>Order books do not suffer from the inherent problems of liquidity pools, though may suffer from a lack of liquidity</text:p>
              </text:list-item>
              <text:list-item>
                <text:p>We can create an order book exchange, which is still the best way for companies to raise funds. <text:s/>We can try to incentivize liquidity through some meas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Stimulate Liquidity on Order Book Exchang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ake away the incentive to fork an order book exchange smart contract, so trades will be more concentrated. <text:s/>This implies that order book exchanges cannot ask for fees.</text:p>
              </text:list-item>
              <text:list-item>
                <text:p text:style-name="P1">Provide support for arbitrage. <text:s/>Extra liquidity will be provided by people who identify arbitrage opportunit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rbitrage Chai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Imagine tokens A, B, C, D, E.<text:line-break/>We have an initial amount of A tokens,</text:p>
                <text:list>
                  <text:list-item>
                    <text:p text:style-name="P1">we swap the A tokens to B tokens,</text:p>
                  </text:list-item>
                  <text:list-item>
                    <text:p text:style-name="P1">the B tokens to C tokens,</text:p>
                  </text:list-item>
                  <text:list-item>
                    <text:p text:style-name="P1">the C tokens to D tokens,</text:p>
                  </text:list-item>
                  <text:list-item>
                    <text:p text:style-name="P1">the D tokens to E tokens and</text:p>
                  </text:list-item>
                  <text:list-item>
                    <text:p text:style-name="P1">the E tokens back to A tokens.</text:p>
                  </text:list-item>
                </text:list>
              </text:list-item>
              <text:list-item>
                <text:p text:style-name="P1">If we end up with more A tokens than we started, we earned A toke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Equivalent Arbitrage Chai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If we assume that A → C → A keeps the amount of A constant,</text:p>
                <text:list>
                  <text:list-item>
                    <text:p>Then the swap A → B → C → D → E → A<text:line-break/>will result in the same gain of A tokens as</text:p>
                  </text:list-item>
                  <text:list-item>
                    <text:p>the two swaps A → B → C → D → E → A and A → C → A,<text:line-break/>which could be reorganized to</text:p>
                  </text:list-item>
                  <text:list-item>
                    <text:p>the two swaps A → B → C → A and A → C → D → E → A</text:p>
                  </text:list-item>
                </text:list>
              </text:list-item>
              <text:list-item>
                <text:p>A → B → C → D → E →A results in a gain of A if and only if</text:p>
                <text:list>
                  <text:list-item>
                    <text:p>A → B → C → A results in a gain of A or</text:p>
                  </text:list-item>
                  <text:list-item>
                    <text:p>A → C → D → E → A results in a gain of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Arbitrage Chain Break Up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3">If we assume that for any tokens X and Y, the swap X → Y → X results in the same amount of original X tokens, then from the results on the previous slide, we can always break up an arbitrage chain to smaller chains until only arbitrage chains between 3 different tokens are left</text:p>
              </text:list-item>
              <text:list-item>
                <text:p text:style-name="P3">Swapping multiple tokens offers an arbitrage opportunity only if there exists an arbitrage opportunity between only 3 of the tokens</text:p>
              </text:list-item>
              <text:list-item>
                <text:p text:style-name="P3">It is sufficient to only detect arbitrage opportunities between any 3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 text:style-name="P1">Arbitrage Examp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Imagine 3 tokens, A, B and C with the following swaps possible:</text:p>
                <text:list>
                  <text:list-item>
                    <text:p text:style-name="P1">120 A → 100 B and 100 B → 110 A</text:p>
                  </text:list-item>
                  <text:list-item>
                    <text:p text:style-name="P1">150 B → 100 C and 100 C → 140 B</text:p>
                  </text:list-item>
                  <text:list-item>
                    <text:p text:style-name="P1">110 C → 100 A and 100 A → 100 C</text:p>
                  </text:list-item>
                </text:list>
              </text:list-item>
              <text:list-item>
                <text:p text:style-name="P1">Imagine we start with 100 A, we can try to swap in 2 directions:</text:p>
                <text:list>
                  <text:list-item>
                    <text:p text:style-name="P1">100 A → 250/3 B →500/9 C → 5000/99 A = 50.50... A, <text:span text:style-name="T1">we lose &gt; 49 A</text:span></text:p>
                  </text:list-item>
                  <text:list-item>
                    <text:p text:style-name="P4">100 A → 100 C →140 B → 14*11 A = 154 A,<text:span text:style-name="T2"> </text:span><text:span text:style-name="T1">we gain 54 A</text:span></text:p>
                  </text:list-item>
                </text:list>
              </text:list-item>
              <text:list-item>
                <text:p text:style-name="P1">Traders can gain from arbitrage, even though there is a spread between any 2 different tok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 presentation:user-transformed="true">
          <draw:text-box>
            <text:p>Aim of This Project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is project aims to provide:</text:p>
                <text:list>
                  <text:list-item>
                    <text:p>A reference implementation for a scrutineer smart contract</text:p>
                  </text:list-item>
                  <text:list-item>
                    <text:p>A reference implementation for a shares smart contract. <text:s/>A company (represented by an address) controls the shares smart contract and can issue shares, sell them on an exchange, buy them back and destroy own shares in possession. <text:s/>It can also distribute tokens in possession as dividends to shareholders. <text:s/>All these actions require approval of the shareholders in the scrutineer smart contract.</text:p>
                  </text:list-item>
                  <text:list-item>
                    <text:p>A reference implementation of an order book decentralized exchange that asks no fees for trades and that provides functionality to detect arbitrage opportunities between any 3 different toke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1" draw:layer="layout" svg:width="26cm" svg:height="1.328cm" svg:x="1cm" svg:y="0.5cm" presentation:class="title">
          <draw:text-box>
            <text:p>Final Consideration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is project explores a technical solution for cryptoshares</text:p>
              </text:list-item>
              <text:list-item>
                <text:p>For cryptoshares to work, also legal requirements may have to be satisfied</text:p>
              </text:list-item>
              <text:list-item>
                <text:p>Such legal requirements are outside the scope of this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2:32:58.409815739</meta:creation-date>
    <meta:editing-duration>PT3H22M33S</meta:editing-duration>
    <meta:editing-cycles>92</meta:editing-cycles>
    <meta:generator>LibreOffice/7.2.7.2$Linux_X86_64 LibreOffice_project/20$Build-2</meta:generator>
    <dc:title>Blue Curve</dc:title>
    <dc:date>2022-06-02T11:35:55.495463998</dc:date>
    <meta:document-statistic meta:object-count="106"/>
  </office:meta>
</office:document-meta>
</file>